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5.8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60a" officeooo:paragraph-rsid="0007e60a"/>
    </style:style>
    <style:style style:name="P2" style:family="paragraph" style:parent-style-name="Standard">
      <style:text-properties fo:font-weight="bold" officeooo:rsid="0008585d" officeooo:paragraph-rsid="0008585d" style:font-weight-asian="bold" style:font-weight-complex="bold"/>
    </style:style>
    <style:style style:name="P3" style:family="paragraph" style:parent-style-name="Standard">
      <style:text-properties fo:font-weight="bold" officeooo:rsid="0008eb8a" officeooo:paragraph-rsid="0008eb8a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8eb8a" officeooo:paragraph-rsid="0008eb8a" style:font-weight-asian="normal" style:font-weight-complex="normal"/>
    </style:style>
    <style:style style:name="P5" style:family="paragraph" style:parent-style-name="Table_20_Contents">
      <style:text-properties officeooo:rsid="0008585d" officeooo:paragraph-rsid="000858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ee = --exclude-errors (exclude whole sequences if they have any error)</text:p>
      <text:p text:style-name="Standard"/>
      <text:p text:style-name="P2">pure LSTM model (can use sample weights)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raining</text:p>
          </table:table-cell>
          <table:table-cell table:style-name="Table1.B1" office:value-type="string">
            <text:p text:style-name="P5">Always train with -ee. We could only train with sample weights, but then we would train the network with possibly bad assembly parts and the annotation around errors should also be viewed with caution.</text:p>
          </table:table-cell>
        </table:table-row>
        <table:table-row>
          <table:table-cell table:style-name="Table1.A2" office:value-type="string">
            <text:p text:style-name="P5">Validation</text:p>
          </table:table-cell>
          <table:table-cell table:style-name="Table1.B2" office:value-type="string">
            <text:p text:style-name="P5">Always use all sequences but mask erroneous bases with sample weights. Never use</text:p>
            <text:p text:style-name="P5">-ee (would exclude a lot of fairly correct bases, which is not necessary here) or all sequences without error masks (would mean we partially evaluate our performance on erroneous data). </text:p>
          </table:table-cell>
        </table:table-row>
        <table:table-row>
          <table:table-cell table:style-name="Table1.A2" office:value-type="string">
            <text:p text:style-name="P5">Test</text:p>
          </table:table-cell>
          <table:table-cell table:style-name="Table1.B2" office:value-type="string">
            <text:p text:style-name="P5">Same as validation</text:p>
          </table:table-cell>
        </table:table-row>
      </table:table>
      <text:p text:style-name="P2"/>
      <text:p text:style-name="P2"/>
      <text:p text:style-name="P2">DanQ model (can only use -ee)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Training</text:p>
          </table:table-cell>
          <table:table-cell table:style-name="Table2.B1" office:value-type="string">
            <text:p text:style-name="P5">Always train with -ee. </text:p>
          </table:table-cell>
        </table:table-row>
        <table:table-row>
          <table:table-cell table:style-name="Table2.A2" office:value-type="string">
            <text:p text:style-name="P5">Validation</text:p>
          </table:table-cell>
          <table:table-cell table:style-name="Table2.B2" office:value-type="string">
            <text:p text:style-name="P5">Always evaluate with -ee, as we don’t want to evaluate on bad data.</text:p>
          </table:table-cell>
        </table:table-row>
        <table:table-row>
          <table:table-cell table:style-name="Table2.A2" office:value-type="string">
            <text:p text:style-name="P5">Test</text:p>
          </table:table-cell>
          <table:table-cell table:style-name="Table2.B2" office:value-type="string">
            <text:p text:style-name="P5">As -ee would exclude too many bases for some rather bad genomes (100% of them for some) it is probably wise to just test on everything. This has the bad side effect though that we have to include erroneous bases.</text:p>
          </table:table-cell>
        </table:table-row>
      </table:table>
      <text:p text:style-name="P2"/>
      <text:p text:style-name="P2"/>
      <text:p text:style-name="P3">Summary</text:p>
      <text:p text:style-name="P3"/>
      <text:list xml:id="list2807904660" text:style-name="L1">
        <text:list-item>
          <text:p text:style-name="P4">The fact that DanQ can not use base-wise sample weights (or a weight for a pooling size wide block of bases) is a real issue</text:p>
          <text:list>
            <text:list-item>
              <text:p text:style-name="P4">Means we can either have no errors at all or everything</text:p>
              <text:list>
                <text:list-item>
                  <text:p text:style-name="P4">Fine for training, but not for validation and testing</text:p>
                </text:list-item>
              </text:list>
            </text:list-item>
          </text:list>
        </text:list-item>
        <text:list-item>
          <text:p text:style-name="P4">The LSTM model does not have that limitation and we should always filter with sample weights instead of -ee during validation and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6:45:23.839627666</meta:creation-date>
    <dc:date>2019-10-23T09:37:00.183524586</dc:date>
    <meta:editing-duration>PT21M33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21" meta:word-count="241" meta:character-count="1351" meta:non-whitespace-character-count="1134"/>
  </office:meta>
</office:document-meta>
</file>